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ssionStorageHandler.getAttribute( RequestContext contex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ssionStorageHandler.ensureFailover( RequestContext context , String 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ssionStorageHandler.allowBinding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ssionStorageHandler.SimpleSessionStorageHandl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ssionStorageHandler.applyChanges( Reques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essionStorageHandler.getAttributeNames( Reques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essionStorageHandler.removeAttribute( RequestContext contex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ssionStorageHandler.dropChanges( Reques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essionStorageHandler.setAttribute( RequestContext context , String 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